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0000000B632C14FEBCD9358E8.png" manifest:media-type="image/png"/>
  <manifest:file-entry manifest:full-path="Pictures/100054C10000123A000012C6968E345C3F7CE47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894cm" fo:min-width="3.976cm"/>
    </style:style>
    <style:style style:name="gr4" style:family="graphic" style:parent-style-name="standard">
      <style:graphic-properties draw:textarea-horizontal-align="justify" draw:textarea-vertical-align="middle" draw:auto-grow-height="false" fo:min-height="0.468cm" fo:min-width="0.353cm"/>
    </style:style>
    <style:style style:name="gr5" style:family="graphic" style:parent-style-name="standard">
      <style:graphic-properties draw:fill-color="#ff3300" draw:textarea-horizontal-align="justify" draw:textarea-vertical-align="middle" draw:auto-grow-height="false" fo:min-height="5.858cm" fo:min-width="5.9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00"/>
      <style:paragraph-properties fo:text-align="center"/>
      <style:text-properties fo:font-size="80pt" style:font-size-asian="80pt" style:font-size-complex="80pt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9cm" svg:height="12.565cm" svg:x="5.057cm" svg:y="0.881cm">
          <draw:image xlink:href="Pictures/100054C10000123A000012C6968E345C3F7CE471.svg" xlink:type="simple" xlink:show="embed" xlink:actuate="onLoad">
            <text:p text:style-name="P1">Name:-Bhanuka Praneeth</text:p>
            <text:p text:style-name="P1">Index number:-17020123</text:p>
            <text:p text:style-name="P1">Information system</text:p>
            <text:p text:style-name="P1"/>
          </draw:image>
          <draw:image xlink:href="Pictures/10000201000000B0000000B632C14FEBCD9358E8.png" xlink:type="simple" xlink:show="embed" xlink:actuate="onLoad"/>
        </draw:frame>
        <draw:connector draw:style-name="gr2" draw:text-style-name="P1" draw:layer="layout" svg:x1="7.386cm" svg:y1="17.455cm" svg:x2="10.62cm" svg:y2="24.106cm" svg:d="M7386 17455v3326h3234v3325" svg:viewBox="0 0 3235 6652">
          <text:p/>
        </draw:connector>
        <draw:custom-shape draw:style-name="gr3" draw:text-style-name="P1" draw:layer="layout" svg:width="5.588cm" svg:height="2.286cm" svg:x="6.207cm" svg:y="14.0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413cm" svg:height="2.032cm" svg:x="7.096cm" svg:y="20.81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5" draw:text-style-name="P3" draw:layer="layout" svg:width="9.144cm" svg:height="8.636cm" svg:x="3.286cm" svg:y="19.415cm">
          <text:p text:style-name="P1"><text:span text:style-name="T1">Hello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16.969039511</meta:creation-date>
    <dc:date>2018-02-19T11:23:37.965529066</dc:date>
    <meta:editing-duration>PT4M16S</meta:editing-duration>
    <meta:editing-cycles>3</meta:editing-cycles>
    <meta:generator>LibreOffice/5.1.6.2$Linux_X86_64 LibreOffice_project/10m0$Build-2</meta:generator>
    <meta:document-statistic meta:object-count="5"/>
  </office:meta>
</office:document-meta>
</file>